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9cm" fo:min-width="2.92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2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2.929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2.925cm" fo:min-width="4.5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2.02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147cm" fo:min-width="5.59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159cm" svg:x="9.382cm" svg:y="1.381cm">
          <text:p text:style-name="P1"><text:span text:style-name="T1"><text:s text:c="9"/></text:span><text:span text:style-name="T1">Reservation: <text:s text:c="5"/></text:span></text:p>
          <text:p text:style-name="P1"><text:span text:style-name="T2">Available rooms</text:span></text:p>
          <text:p text:style-name="P1"><text:span text:style-name="T2">Confirmation</text:span></text:p>
          <text:p text:style-name="P1"><text:span text:style-name="T2">Cancel Reservation</text:span></text:p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191cm" svg:height="3.302cm" svg:x="1cm" svg:y="5.445cm">
          <text:p text:style-name="P1"><text:span text:style-name="T1"><text:s text:c="7"/></text:span><text:span text:style-name="T1">Available Rooms: <text:s text:c="3"/></text:span></text:p>
          <text:list text:style-name="L1">
            <text:list-item>
              <text:p text:style-name="P3"><text:span text:style-name="T3">Available Room Object</text:span></text:p>
            </text:list-item>
          </text:list>
          <text:p text:style-name="P3"><text:span text:style-name="T1"><text:s text:c="40"/></text:span></text:p>
          <text:p text:style-name="P3"><text:span text:style-name="T3"/></text:p>
          <text:list text:style-name="L2">
            <text:list-item>
              <text:p text:style-name="P3"><text:span text:style-name="T3">Display rooms</text:span></text:p>
            </text:list-item>
            <text:list-item>
              <text:p text:style-name="P3"><text:span text:style-name="T3">Book Rooms</text:span></text:p>
            </text:list-item>
            <text:list-item>
              <text:p text:style-name="P3"><text:span text:style-name="T3">Car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3.429cm" svg:height="3.302cm" svg:x="7.223cm" svg:y="5.445cm">
          <text:p text:style-name="P1"><text:span text:style-name="T1"><text:s text:c="10"/></text:span><text:span text:style-name="T1">Confirmation <text:s text:c="4"/></text:span></text:p>
          <text:list text:style-name="L1">
            <text:list-item>
              <text:p text:style-name="P3"><text:span text:style-name="T3">User object</text:span></text:p>
            </text:list-item>
            <text:list-item>
              <text:p text:style-name="P3"><text:span text:style-name="T3">Employee details</text:span></text:p>
            </text:list-item>
            <text:list-item>
              <text:p text:style-name="P3"><text:span text:style-name="T3">Date</text:span></text:p>
            </text:list-item>
          </text:list>
          <text:p text:style-name="P3"><text:span text:style-name="T1"><text:s text:c="35"/></text:span></text:p>
          <text:list text:style-name="L2">
            <text:list-item>
              <text:p text:style-name="P3"><text:span text:style-name="T3">Display Summary</text:span></text:p>
            </text:list-item>
            <text:list-item>
              <text:p text:style-name="P3"><text:span text:style-name="T3">Send email 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382cm" svg:y1="2.46cm" svg:x2="3.095cm" svg:y2="5.445cm" draw:start-shape="id1" draw:start-glue-point="3" draw:end-shape="id2" draw:end-glue-point="0" svg:d="M9382 2460h-6287v2985" svg:viewBox="0 0 6288 2986">
          <text:p/>
        </draw:connector>
        <draw:connector draw:style-name="gr4" draw:text-style-name="P5" draw:layer="layout" svg:x1="11.096cm" svg:y1="3.54cm" svg:x2="8.937cm" svg:y2="5.445cm" draw:start-shape="id1" draw:start-glue-point="2" draw:end-shape="id3" svg:d="M11096 3540v952h-2159v953" svg:viewBox="0 0 2160 1906">
          <text:p/>
        </draw:connector>
        <draw:custom-shape draw:style-name="gr5" draw:text-style-name="P7" xml:id="id4" draw:id="id4" draw:layer="layout" svg:width="5.08cm" svg:height="3.175cm" svg:x="12.176cm" svg:y="5.191cm">
          <text:p text:style-name="P6"><text:span text:style-name="T4"><text:s text:c="6"/></text:span><text:span text:style-name="T4">Cancel Reservation <text:s text:c="14"/></text:span></text:p>
          <text:list text:style-name="L1">
            <text:list-item>
              <text:p text:style-name="P6"><text:span text:style-name="T5">User Object</text:span></text:p>
            </text:list-item>
            <text:list-item>
              <text:p text:style-name="P6"><text:span text:style-name="T5">Date</text:span></text:p>
            </text:list-item>
            <text:list-item>
              <text:p text:style-name="P6"><text:span text:style-name="T5">Confirmation</text:span></text:p>
            </text:list-item>
          </text:list>
          <text:p text:style-name="P6"><text:span text:style-name="T4"><text:s text:c="52"/></text:span></text:p>
          <text:list text:style-name="L2">
            <text:list-item>
              <text:p text:style-name="P6"><text:span text:style-name="T5">Send Email</text:span></text:p>
            </text:list-item>
            <text:list-item>
              <text:p text:style-name="P6"><text:span text:style-name="T5">Display Summary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128cm" svg:x1="11.096cm" svg:y1="3.54cm" svg:x2="14.716cm" svg:y2="5.191cm" draw:start-shape="id1" draw:start-glue-point="2" draw:end-shape="id4" svg:d="M11096 3540v953h3620v698" svg:viewBox="0 0 3621 1652">
          <text:p/>
        </draw:connector>
        <draw:custom-shape draw:style-name="gr6" draw:text-style-name="P2" xml:id="id5" draw:id="id5" draw:layer="layout" svg:width="2.524cm" svg:height="1.778cm" svg:x="17.907cm" svg:y="5.318cm">
          <text:p text:style-name="P1"><text:span text:style-name="T1"><text:s text:c="8"/></text:span><text:span text:style-name="T1">Filter <text:s text:c="9"/></text:span></text:p>
          <text:list text:style-name="L1">
            <text:list-item>
              <text:p text:style-name="P1"><text:span text:style-name="T2">Filter object</text:span></text:p>
            </text:list-item>
          </text:list>
          <text:p text:style-name="P1"><text:span text:style-name="T1"><text:s text:c="26"/>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2.811cm" svg:y1="2.46cm" svg:x2="19.169cm" svg:y2="5.318cm" draw:start-shape="id1" draw:start-glue-point="1" draw:end-shape="id5" draw:end-glue-point="0" svg:d="M12811 2460h6358v2858" svg:viewBox="0 0 6359 2859">
          <text:p/>
        </draw:connector>
      </draw:page>
      <draw:page draw:name="Available Room" draw:style-name="dp1" draw:master-page-name="Default">
        <draw:custom-shape draw:style-name="gr7" draw:text-style-name="P8" draw:layer="layout" svg:width="6.096cm" svg:height="1.397cm" svg:x="7.858cm" svg:y="1.508cm">
          <text:p text:style-name="P1">Available Room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3:53:03.266000000</meta:creation-date>
    <dc:date>2016-04-09T12:24:16.298000000</dc:date>
    <meta:editing-duration>PT1H41M58S</meta:editing-duration>
    <meta:editing-cycles>5</meta:editing-cycles>
    <meta:generator>LibreOffice/4.4.0.3$Windows_x86 LibreOffice_project/de093506bcdc5fafd9023ee680b8c60e3e0645d7</meta:generator>
    <meta:document-statistic meta:object-count="10"/>
  </office:meta>
</office:document-meta>
</file>